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a" fo:country="DK" style:language-asian="zxx" style:country-asian="none" style:language-complex="zxx" style:country-complex="none"/>
    </style:style>
    <style:style style:name="T1" style:family="text">
      <style:text-properties fo:language="da" fo:country="DK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ve boarde ARDUINO UNO</text:p>
      <text:p text:style-name="P1">strøm forsyning på 5 ac eller et usb stik</text:p>
      <text:p text:style-name="P1"/>
      <text:p text:style-name="P1">RFID readers:</text:p>
      <text:p text:style-name="Standard"><text:span text:style-name="T1"><text:tab/>Adafruit PN532 </text:span><text:a xlink:type="simple" xlink:href="http://www.adafruit.com/products/789">http://www.adafruit.com/products/789</text:a><text:span text:style-name="T1"> reader / writer</text:span></text:p>
      <text:p text:style-name="Standard"><text:span text:style-name="T1"><text:tab/></text:span><text:a xlink:type="simple" xlink:href="http://www.seeedstudio.com/depot/electronic-brick-125khz-rfid-card-reader-p-702.html?cPath=48_52">http://www.seeedstudio.com/depot/electronic-brick-125khz-rfid-card-reader-p-702.html?cPath=48_52</text:a><text:span text:style-name="T1"> reader</text:span></text:p>
      <text:p text:style-name="Standard"><text:span text:style-name="T1"><text:tab/>parallax RFID reader / writer </text:span><text:a xlink:type="simple" xlink:href="http://www.parallax.com/Portals/0/Downloads/docs/prod/rf/28440-RFIDReadWrite-v1.0.pdf">http://www.parallax.com/Portals/0/Downloads/docs/prod/rf/28440-RFIDReadWrite-v1.0.pdf</text:a></text:p>
      <text:p text:style-name="P1"/>
      <text:p text:style-name="P1">Jump ledninger</text:p>
      <text:p text:style-name="P1">RFID tags/cards</text:p>
      <text:p text:style-name="P1"/>
      <text:p text:style-name="P1">dioder/lignede lys/ lille LCD skær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H23M1S</meta:editing-duration>
    <meta:editing-cycles>5</meta:editing-cycles>
    <meta:generator>OpenOffice.org/3.3$Win32 OpenOffice.org_project/330m20$Build-9567</meta:generator>
    <dc:date>2013-02-12T12:32:49.48</dc:date>
    <dc:creator>Aleksander Nilsson</dc:creator>
    <meta:document-statistic meta:table-count="0" meta:image-count="0" meta:object-count="0" meta:page-count="1" meta:paragraph-count="9" meta:word-count="38" meta:character-count="430"/>
    <meta:user-defined meta:name="Info 1"/>
    <meta:user-defined meta:name="Info 2"/>
    <meta:user-defined meta:name="Info 3"/>
    <meta:user-defined meta:name="Info 4"/>
  </office:meta>
</office:document-meta>
</file>